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text-properties officeooo:rsid="0006ff02" officeooo:paragraph-rsid="0006ff02"/>
    </style:style>
    <style:style style:name="P2" style:family="paragraph" style:parent-style-name="Text_20_body">
      <style:text-properties fo:font-weight="normal" officeooo:rsid="000577ff" officeooo:paragraph-rsid="000577ff" style:font-weight-asian="normal" style:font-weight-complex="normal"/>
    </style:style>
    <style:style style:name="P3" style:family="paragraph" style:parent-style-name="Text_20_body">
      <style:text-properties fo:font-weight="normal" officeooo:rsid="000577ff" officeooo:paragraph-rsid="0006ff02" style:font-weight-asian="normal" style:font-weight-complex="normal"/>
    </style:style>
    <style:style style:name="P4" style:family="paragraph" style:parent-style-name="Standard">
      <style:text-properties officeooo:paragraph-rsid="000341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ff02"/>
    </style:style>
    <style:style style:name="T3" style:family="text">
      <style:text-properties fo:font-weight="normal" officeooo:rsid="0007f525" style:font-weight-asian="normal" style:font-weight-complex="normal"/>
    </style:style>
    <style:style style:name="T4" style:family="text">
      <style:text-properties fo:font-weight="normal" officeooo:rsid="000341f5" style:font-weight-asian="normal" style:font-weight-complex="normal"/>
    </style:style>
    <style:style style:name="T5" style:family="text">
      <style:text-properties fo:font-weight="normal" officeooo:rsid="000445ed" style:font-weight-asian="normal" style:font-weight-complex="normal"/>
    </style:style>
    <style:style style:name="T6" style:family="text">
      <style:text-properties fo:font-weight="normal" officeooo:rsid="0012289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eorioppgave 1 - Exception</text:span><text:span text:style-name="Strong_20_Emphasis"><text:span text:style-name="T1"> </text:span></text:span></text:p>
      <text:p text:style-name="P1">exception er feilmelding som oppstår ved å prøve en kode. Vi kan håndtere det ved å bruke try-except-kode, f.eks. Ved feil datatype. </text:p>
      <text:p text:style-name="Text_20_body"><text:span text:style-name="Strong_20_Emphasis">Teorioppgave 2 - Klasse</text:span> </text:p>
      <text:p text:style-name="P2">klasser er en oppskrift som definerer hva objekter skal gjøre. Et eksempel er at koden kan organiseres slik at <text:span text:style-name="T2">koden blir effektivisert. </text:span></text:p>
      <text:p text:style-name="Text_20_body"><text:span text:style-name="Strong_20_Emphasis">Teorioppgave 3 - Objekt</text:span></text:p>
      <text:p text:style-name="P3"><text:span text:style-name="Strong_20_Emphasis"><text:span text:style-name="T1">Objekter er koder som arver og bruker </text:span></text:span><text:span text:style-name="Strong_20_Emphasis"><text:span text:style-name="T3">funksjonene</text:span></text:span><text:span text:style-name="Strong_20_Emphasis"><text:span text:style-name="T1">/variablene klassen har.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ogrammeringsoppgave 2:</text:span></text:span></text:p>
      <text:p text:style-name="P4"><text:span text:style-name="Strong_20_Emphasis"><text:span text:style-name="T4">jeg viste ikke hvordan blackjack fungerte så jeg fulgte veiledningen dere ga som lenke. Det gikk galt fra starten siden jeg tenkte å bruke klasse og nested dictionary, men slet med å bruke </text:span></text:span><text:span text:style-name="Strong_20_Emphasis"><text:span text:style-name="T5">begge. Så jeg droppa det og fulgte veiledningen fullstending og alt gikk bra. Det jeg kan forbedre koden er å gjøre deler av repeterende kode om <text:s/>til funksjoner, men siden koden mer eller mindre er i en while-løkke så fungerer ikke continue og break i funksjon og måtte droppe omgjøringen. </text:span></text:span><text:span text:style-name="Strong_20_Emphasis"><text:span text:style-name="T6">Koding av chips var litt ille fordi kalkuleringen av chips var i en funksjon og chip-variablene kunne ikke leses av koden så jeg gjorde dem globalt ved å sette dem mellom while-løkken og funksjonen og skrive inn input-variabelen rett før while-løkken kjørte igjen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57:53.028882738</meta:creation-date>
    <meta:generator>LibreOffice/25.8.2.2$Linux_X86_64 LibreOffice_project/580$Build-2</meta:generator>
    <dc:date>2025-11-09T21:46:25.456098981</dc:date>
    <meta:editing-duration>PT7M46S</meta:editing-duration>
    <meta:editing-cycles>2</meta:editing-cycles>
    <meta:document-statistic meta:table-count="0" meta:image-count="0" meta:object-count="0" meta:page-count="1" meta:paragraph-count="8" meta:word-count="194" meta:character-count="1186" meta:non-whitespace-character-count="993"/>
  </office:meta>
</office:document-meta>
</file>